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fo:border="0.002cm solid #000000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Default" office:value-type="string">
            <text:p>crear una cuenta en github, crear un repositorio, adjuntarle el archivo de tareas</text:p>
          </table:table-cell>
          <table:table-cell table:style-name="ce7"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10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 table:style-name="ce4"/>
          <table:table-cell table:style-name="ce10"/>
          <table:table-cell table:style-name="ce16"/>
          <table:table-cell/>
        </table:table-row>
        <table:table-row table:style-name="ro1">
          <table:table-cell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2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17/09/2012</text:date>, <text:time>12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17T12:59:01</dc:date>
    <meta:editing-duration>PT02H56M57S</meta:editing-duration>
    <meta:editing-cycles>50</meta:editing-cycles>
    <meta:generator>OpenOffice.org/3.2$Linux OpenOffice.org_project/320m12$Build-9483</meta:generator>
    <dc:creator>mari </dc:creator>
    <meta:document-statistic meta:table-count="3" meta:cell-count="40" meta:object-count="0"/>
  </office:meta>
</office:document-meta>
</file>